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Text_20_body" style:list-style-name="L2">
      <style:text-properties officeooo:paragraph-rsid="001d09ee"/>
    </style:style>
    <style:style style:name="P2" style:family="paragraph" style:parent-style-name="Text_20_body" style:list-style-name="L2">
      <style:text-properties officeooo:paragraph-rsid="001e9a41"/>
    </style:style>
    <style:style style:name="P3" style:family="paragraph" style:parent-style-name="Text_20_body" style:list-style-name="L2">
      <style:text-properties officeooo:paragraph-rsid="001fe492"/>
    </style:style>
    <style:style style:name="P4" style:family="paragraph" style:parent-style-name="Text_20_body" style:list-style-name="L3">
      <style:text-properties officeooo:paragraph-rsid="001e9a41"/>
    </style:style>
    <style:style style:name="P5" style:family="paragraph" style:parent-style-name="Text_20_body" style:list-style-name="L4"/>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XML Notes</text:p>
      <text:h text:style-name="Heading_20_3" text:outline-level="3">DTD</text:h>
      <text:list xml:id="list1045795116" text:style-name="L2">
        <text:list-item>
          <text:p text:style-name="P1">A DTD defines the valid building blocks of an XML document. It defines the document structure with a list of validated elements and attributes. A DTD can be declared inline inside an XML document, or as an external reference. (<text:a xlink:type="simple" xlink:href="https://www.w3schools.com/xml/xml_dtd_intro.asp" text:style-name="Internet_20_link" text:visited-style-name="Visited_20_Internet_20_Link">https://www.w3schools.com/xml/xml_dtd_intro.asp</text:a>)</text:p>
        </text:list-item>
      </text:list>
      <text:h text:style-name="Heading_20_2" text:outline-level="2">PCDATA</text:h>
      <text:list xml:id="list10036681151319" text:continue-numbering="true" text:style-name="L2">
        <text:list-item>
          <text:p text:style-name="P2">Parsed Character Data (PCDATA) is a data definition that originated in Standard Generalized Markup Language (SGML), and is used also in Extensible Markup Language (XML) Document Type Definition (DTD) to designate mixed content XML elements.</text:p>
        </text:list-item>
      </text:list>
      <text:h text:style-name="Heading_20_2" text:outline-level="2">CDATA</text:h>
      <text:list xml:id="list10037078515666" text:continue-numbering="true" text:style-name="L2">
        <text:list-item>
          <text:p text:style-name="P2">The term CDATA, meaning character data, is used for distinct, but related, purposes in the markup languages SGML and XML. The term indicates that a certain portion of the document is general character data, rather than non-character data or character data with a more specific, limited structure.</text:p>
        </text:list-item>
        <text:list-item>
          <text:p text:style-name="P2">In an XML document or external entity, a CDATA section is a piece of element content that is marked up to be interpreted literally, as textual data, not as marked up content.</text:p>
        </text:list-item>
        <text:list-item>
          <text:p text:style-name="P2">In XML, there is no semantic difference between character data in a CDATA section and character data in standard syntax where, for example, "&lt;" and "&amp;" are represented by "&amp;lt;" and "&amp;amp;", respectively.</text:p>
        </text:list-item>
      </text:list>
      <text:h text:style-name="Heading_20_2" text:outline-level="2">Property list</text:h>
      <text:list xml:id="list2374439835" text:style-name="L3">
        <text:list-item>
          <text:p text:style-name="P4">plist: Property list files are often used on macOS and iOS to store a user's settings.</text:p>
        </text:list-item>
      </text:list>
      <text:list xml:id="list10035954391918" text:continue-list="list10037078515666" text:style-name="L2">
        <text:list-item>
          <text:list>
            <text:list-item>
              <text:p text:style-name="P2">(<text:a xlink:type="simple" xlink:href="http://www.apple.com/DTDs/PropertyList-1.0.dtd" text:style-name="Internet_20_link" text:visited-style-name="Visited_20_Internet_20_Link">http://www.apple.com/DTDs/PropertyList-1.0.dtd</text:a>)</text:p>
            </text:list-item>
            <text:list-item>
              <text:p text:style-name="P2">An information property list file is a structured text file that contains essential configuration information </text:p>
            </text:list-item>
          </text:list>
        </text:list-item>
        <text:list-item>
          <text:p text:style-name="P2">plist object: </text:p>
          <text:list>
            <text:list-item>
              <text:p text:style-name="P2">A plistObject is an XML element or attribute defined in the DTD </text:p>
            </text:list-item>
            <text:list-item>
              <text:p text:style-name="P3">Corresponds to Swift object literal</text:p>
            </text:list-item>
          </text:list>
        </text:list-item>
      </text:list>
      <text:h text:style-name="Heading_20_2" text:outline-level="2"><text:soft-page-break/>Element</text:h>
      <text:list xml:id="list10035951751184" text:continue-numbering="true" text:style-name="L2">
        <text:list-item>
          <text:p text:style-name="P3">An element is a logical document component that either begins with a start-tag and ends with a matching end-tag or consists only of an empty-element tag. The characters between the start- tag and end-tag, if any, are the element's content, and may contain markup, including other elements, which are called child elements. An example is &lt;greeting&gt;Hello, world!&lt;/greeting&gt;. Another is &lt;line-break /&gt;.</text:p>
        </text:list-item>
        <text:list-item>
          <text:p text:style-name="P3">DTD element declaration. In a DTD, XML elements are declared with the following syntax:</text:p>
          <text:list>
            <text:list-item>
              <text:p text:style-name="P3">&lt;!ELEMENT element-name category&gt; or </text:p>
            </text:list-item>
            <text:list-item>
              <text:p text:style-name="P3">&lt;!ELEMENT element-name (element-content)&gt; </text:p>
            </text:list-item>
          </text:list>
        </text:list-item>
      </text:list>
      <text:h text:style-name="Heading_20_2" text:outline-level="2">Markup and content</text:h>
      <text:list xml:id="list10036709343607" text:continue-numbering="true" text:style-name="L2">
        <text:list-item>
          <text:p text:style-name="P3">The characters making up an XML document are divided into markup and content, which may be distinguished by the application of simple syntactic rules. Generally, strings that constitute markup either begin with the character &lt; and end with a &gt;, or they begin with the character &amp; and end with a ;. Strings of characters that are not markup are content. However, in a CDATA section, the delimiters &lt;![CDATA[ and ]]&gt; are classified as markup, while the text between them is classified as content. In addition, whitespace before and after the outermost element is classified as markup.</text:p>
        </text:list-item>
        <text:list-item>
          <text:p text:style-name="P3">Comments begin with &lt;!-- and end with -→.</text:p>
        </text:list-item>
      </text:list>
      <text:h text:style-name="Heading_20_2" text:outline-level="2">Entity definition</text:h>
      <text:list xml:id="list10035553304728" text:continue-numbering="true" text:style-name="L2">
        <text:list-item>
          <text:p text:style-name="P3">In the Standard Generalized Markup Language (SGML), an entity is a primitive data type, which associates a string with either a unique alias (such as a user-specified name) or an SGML reserved word (such as #DEFAULT). Entities are foundational to the organizational structure and definition of SGML documents.</text:p>
        </text:list-item>
      </text:list>
      <text:h text:style-name="Heading_20_2" text:outline-level="2">Entity references </text:h>
      <text:list xml:id="list10036141498828" text:continue-numbering="true" text:style-name="L2">
        <text:list-item>
          <text:p text:style-name="P3">parameter entity references are introduced by the "%" character and replacement applies to the parsed DTD contents</text:p>
        </text:list-item>
        <text:list-item>
          <text:p text:style-name="P3">general entity references are introduced by the "&amp;" character and replacement is delayed until they are effectively parsed and validated </text:p>
        </text:list-item>
      </text:list>
      <text:h text:style-name="Heading_20_2" text:outline-level="2">Schema</text:h>
      <text:list xml:id="list3398032851" text:style-name="L4">
        <text:list-item>
          <text:p text:style-name="P5">An XML Schema is a language for expressing constraints about XML documents. </text:p>
        </text:list-item>
      </text:list>
      <text:p text:style-name="Text_20_body"/>
      <text:p text:style-name="Text_20_bod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18T21:39:43.062000000</meta:creation-date>
    <dc:date>2022-03-20T01:00:35.316000000</dc:date>
    <meta:editing-duration>PT10H47M37S</meta:editing-duration>
    <meta:editing-cycles>10</meta:editing-cycles>
    <meta:generator>LibreOffice/7.2.5.2$Windows_X86_64 LibreOffice_project/499f9727c189e6ef3471021d6132d4c694f357e5</meta:generator>
    <meta:document-statistic meta:table-count="0" meta:image-count="0" meta:object-count="0" meta:page-count="2" meta:paragraph-count="32" meta:word-count="560" meta:character-count="3495" meta:non-whitespace-character-count="2980"/>
  </office:meta>
</office:document-meta>
</file>